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01cm" fo:min-width="3.183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ffffff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-color="#ffffff"/>
      <style:paragraph-properties fo:text-align="center"/>
      <style:text-properties fo:font-size="26pt"/>
    </style:style>
    <style:style style:name="P3" style:family="paragraph">
      <loext:graphic-properties draw:fill="solid" draw:fill-color="#ffffff"/>
      <style:paragraph-properties fo:text-align="center"/>
      <style:text-properties fo:font-size="26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1.651cm" svg:x="8.239cm" svg:y="3.54cm">
          <text:p text:style-name="P1">x<text:span text:style-name="T1">i</text:span> &lt; x<text:span text:style-name="T1">j</text:span> ?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683cm" svg:height="1.651cm" svg:x="13.239cm" svg:y="6.84cm">
          <text:p text:style-name="P1">x<text:span text:style-name="T1">c</text:span> &lt; x<text:span text:style-name="T1">d</text:span> ?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683cm" svg:height="1.651cm" svg:x="3.439cm" svg:y="6.84cm">
          <text:p text:style-name="P1">x<text:span text:style-name="T1">a</text:span> &lt; x<text:span text:style-name="T1">b</text:span> ?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683cm" svg:height="1.651cm" svg:x="0.839cm" svg:y="10.54cm">
          <text:p text:style-name="P1">x<text:span text:style-name="T1">e</text:span> &lt; x<text:span text:style-name="T1">f</text:span> ?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683cm" svg:height="1.651cm" svg:x="6.139cm" svg:y="10.54cm">
          <text:p text:style-name="P1">x<text:span text:style-name="T1">g</text:span> &lt; x<text:span text:style-name="T1">h</text:span> ?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683cm" svg:height="1.651cm" svg:x="10.739cm" svg:y="10.54cm">
          <text:p text:style-name="P1">x<text:span text:style-name="T1">k</text:span> &lt; x<text:span text:style-name="T1">l</text:span> ?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683cm" svg:height="1.651cm" svg:x="15.939cm" svg:y="10.54cm">
          <text:p text:style-name="P1">x<text:span text:style-name="T1">m</text:span> &lt; x<text:span text:style-name="T1">n</text:span> ?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08cm" svg:y1="5.191cm" svg:x2="5.28cm" svg:y2="6.84cm" draw:start-shape="id1" draw:start-glue-point="2" draw:end-shape="id2" draw:end-glue-point="0" svg:d="M10080 5191l-4800 1649" svg:viewBox="0 0 4801 1650">
          <text:p/>
        </draw:connector>
        <draw:connector draw:style-name="gr2" draw:text-style-name="P3" draw:layer="layout" draw:type="line" svg:x1="10.08cm" svg:y1="5.191cm" svg:x2="15.08cm" svg:y2="6.84cm" draw:start-shape="id1" draw:start-glue-point="2" draw:end-shape="id3" draw:end-glue-point="0" svg:d="M10080 5191l5000 1649" svg:viewBox="0 0 5001 1650">
          <text:p/>
        </draw:connector>
        <draw:connector draw:style-name="gr2" draw:text-style-name="P3" draw:layer="layout" draw:type="line" svg:x1="15.08cm" svg:y1="8.491cm" svg:x2="12.58cm" svg:y2="10.54cm" draw:start-shape="id3" draw:start-glue-point="2" draw:end-shape="id4" draw:end-glue-point="0" svg:d="M15080 8491l-2500 2049" svg:viewBox="0 0 2501 2050">
          <text:p/>
        </draw:connector>
        <draw:connector draw:style-name="gr2" draw:text-style-name="P3" draw:layer="layout" draw:type="line" svg:x1="5.28cm" svg:y1="8.491cm" svg:x2="2.68cm" svg:y2="10.54cm" draw:start-shape="id2" draw:start-glue-point="2" draw:end-shape="id5" draw:end-glue-point="0" svg:d="M5280 8491l-2600 2049" svg:viewBox="0 0 2601 2050">
          <text:p/>
        </draw:connector>
        <draw:connector draw:style-name="gr2" draw:text-style-name="P3" draw:layer="layout" draw:type="line" svg:x1="15.08cm" svg:y1="8.491cm" svg:x2="17.78cm" svg:y2="10.54cm" draw:start-shape="id3" draw:start-glue-point="2" draw:end-shape="id6" draw:end-glue-point="0" svg:d="M15080 8491l2700 2049" svg:viewBox="0 0 2701 2050">
          <text:p/>
        </draw:connector>
        <draw:connector draw:style-name="gr2" draw:text-style-name="P3" draw:layer="layout" draw:type="line" svg:x1="5.28cm" svg:y1="8.491cm" svg:x2="7.98cm" svg:y2="10.54cm" draw:start-shape="id2" draw:start-glue-point="2" draw:end-shape="id7" draw:end-glue-point="0" svg:d="M5280 8491l2700 2049" svg:viewBox="0 0 2701 2050">
          <text:p/>
        </draw:connector>
        <draw:line draw:style-name="gr3" draw:text-style-name="P4" draw:layer="layout" svg:x1="2.578cm" svg:y1="12.2cm" svg:x2="1.689cm" svg:y2="13.089cm">
          <text:p/>
        </draw:line>
        <draw:line draw:style-name="gr3" draw:text-style-name="P4" draw:layer="layout" svg:x1="2.689cm" svg:y1="12.201cm" svg:x2="3.578cm" svg:y2="13.09cm">
          <text:p/>
        </draw:line>
        <draw:line draw:style-name="gr3" draw:text-style-name="P4" draw:layer="layout" svg:x1="7.979cm" svg:y1="12.2cm" svg:x2="7.09cm" svg:y2="13.089cm">
          <text:p/>
        </draw:line>
        <draw:line draw:style-name="gr3" draw:text-style-name="P4" draw:layer="layout" svg:x1="8.09cm" svg:y1="12.201cm" svg:x2="8.979cm" svg:y2="13.09cm">
          <text:p/>
        </draw:line>
        <draw:line draw:style-name="gr3" draw:text-style-name="P4" draw:layer="layout" svg:x1="12.38cm" svg:y1="12.2cm" svg:x2="11.491cm" svg:y2="13.089cm">
          <text:p/>
        </draw:line>
        <draw:line draw:style-name="gr3" draw:text-style-name="P4" draw:layer="layout" svg:x1="12.491cm" svg:y1="12.201cm" svg:x2="13.38cm" svg:y2="13.09cm">
          <text:p/>
        </draw:line>
        <draw:line draw:style-name="gr3" draw:text-style-name="P4" draw:layer="layout" svg:x1="17.781cm" svg:y1="12.2cm" svg:x2="16.892cm" svg:y2="13.089cm">
          <text:p/>
        </draw:line>
        <draw:line draw:style-name="gr3" draw:text-style-name="P4" draw:layer="layout" svg:x1="17.892cm" svg:y1="12.201cm" svg:x2="18.781cm" svg:y2="13.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34:32.014093030</meta:creation-date>
    <meta:generator>LibreOffice/6.2.6.2$Linux_X86_64 LibreOffice_project/20$Build-2</meta:generator>
    <dc:date>2019-09-17T08:40:51.572943645</dc:date>
    <meta:editing-duration>P0D</meta:editing-duration>
    <meta:editing-cycles>1</meta:editing-cycles>
    <meta:document-statistic meta:object-count="21"/>
  </office:meta>
</office:document-meta>
</file>